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330" officeooo:paragraph-rsid="0015fc18"/>
    </style:style>
    <style:style style:name="P2" style:family="paragraph" style:parent-style-name="Preformatted_20_Text">
      <style:text-properties officeooo:paragraph-rsid="001821cc"/>
    </style:style>
    <style:style style:name="P3" style:family="paragraph" style:parent-style-name="Preformatted_20_Text">
      <style:text-properties officeooo:rsid="001872b6" officeooo:paragraph-rsid="002202ac"/>
    </style:style>
    <style:style style:name="P4" style:family="paragraph" style:parent-style-name="Preformatted_20_Text">
      <style:text-properties officeooo:paragraph-rsid="001bee60"/>
    </style:style>
    <style:style style:name="P5" style:family="paragraph" style:parent-style-name="Preformatted_20_Text">
      <style:text-properties officeooo:rsid="001bef3d" officeooo:paragraph-rsid="002202ac"/>
    </style:style>
    <style:style style:name="P6" style:family="paragraph" style:parent-style-name="Preformatted_20_Text">
      <style:text-properties officeooo:paragraph-rsid="002202ac"/>
    </style:style>
    <style:style style:name="P7" style:family="paragraph" style:parent-style-name="Preformatted_20_Text">
      <style:text-properties officeooo:rsid="00184827" officeooo:paragraph-rsid="00184827"/>
    </style:style>
    <style:style style:name="P8" style:family="paragraph" style:parent-style-name="Preformatted_20_Text">
      <style:text-properties officeooo:rsid="0029dab7" officeooo:paragraph-rsid="0029dab7"/>
    </style:style>
    <style:style style:name="P9" style:family="paragraph" style:parent-style-name="Preformatted_20_Text">
      <style:text-properties officeooo:paragraph-rsid="0029dab7"/>
    </style:style>
    <style:style style:name="P10" style:family="paragraph" style:parent-style-name="Preformatted_20_Text">
      <style:text-properties officeooo:paragraph-rsid="002bab10"/>
    </style:style>
    <style:style style:name="P11" style:family="paragraph" style:parent-style-name="Preformatted_20_Text">
      <style:text-properties officeooo:rsid="002bab10" officeooo:paragraph-rsid="002bab10"/>
    </style:style>
    <style:style style:name="P12" style:family="paragraph" style:parent-style-name="Preformatted_20_Text">
      <style:text-properties officeooo:rsid="00352980" officeooo:paragraph-rsid="00352980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202ac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3495df"/>
    </style:style>
    <style:style style:name="P16" style:family="paragraph" style:parent-style-name="Standard">
      <style:text-properties officeooo:rsid="0015d330" officeooo:paragraph-rsid="0015d330"/>
    </style:style>
    <style:style style:name="P17" style:family="paragraph" style:parent-style-name="Standard">
      <style:text-properties officeooo:rsid="0015d330" officeooo:paragraph-rsid="0015fc18"/>
    </style:style>
    <style:style style:name="P18" style:family="paragraph" style:parent-style-name="Standard">
      <style:text-properties officeooo:rsid="0015d330" officeooo:paragraph-rsid="001821cc"/>
    </style:style>
    <style:style style:name="P19" style:family="paragraph" style:parent-style-name="Standard">
      <style:text-properties officeooo:paragraph-rsid="001eb751"/>
    </style:style>
    <style:style style:name="P20" style:family="paragraph" style:parent-style-name="Standard">
      <style:text-properties officeooo:rsid="001821cc" officeooo:paragraph-rsid="0015d330"/>
    </style:style>
    <style:style style:name="P21" style:family="paragraph" style:parent-style-name="Text_20_body">
      <style:text-properties officeooo:rsid="0019df59" officeooo:paragraph-rsid="002202ac"/>
    </style:style>
    <style:style style:name="P22" style:family="paragraph" style:parent-style-name="Text_20_body">
      <style:text-properties officeooo:rsid="002202ac" officeooo:paragraph-rsid="002202ac"/>
    </style:style>
    <style:style style:name="P23" style:family="paragraph" style:parent-style-name="Text_20_body">
      <style:text-properties officeooo:paragraph-rsid="002202ac"/>
    </style:style>
    <style:style style:name="P24" style:family="paragraph" style:parent-style-name="Text_20_body">
      <style:text-properties officeooo:rsid="00261431" officeooo:paragraph-rsid="00261431"/>
    </style:style>
    <style:style style:name="P25" style:family="paragraph" style:parent-style-name="Text_20_body">
      <style:text-properties officeooo:rsid="00184827" officeooo:paragraph-rsid="00184827"/>
    </style:style>
    <style:style style:name="P26" style:family="paragraph" style:parent-style-name="Text_20_body">
      <style:text-properties officeooo:rsid="002bab10" officeooo:paragraph-rsid="002bab10"/>
    </style:style>
    <style:style style:name="P27" style:family="paragraph" style:parent-style-name="Text_20_body">
      <style:text-properties officeooo:paragraph-rsid="002bab10"/>
    </style:style>
    <style:style style:name="P28" style:family="paragraph" style:parent-style-name="Text_20_body">
      <style:text-properties officeooo:paragraph-rsid="002e5c88"/>
    </style:style>
    <style:style style:name="P29" style:family="paragraph" style:parent-style-name="Text_20_body">
      <style:text-properties officeooo:rsid="0024a921" officeooo:paragraph-rsid="002202ac"/>
    </style:style>
    <style:style style:name="P30" style:family="paragraph" style:parent-style-name="Text_20_body">
      <style:text-properties officeooo:paragraph-rsid="003495df"/>
    </style:style>
    <style:style style:name="P31" style:family="paragraph" style:parent-style-name="Heading_20_1">
      <style:text-properties fo:font-style="normal" style:text-underline-style="solid" style:text-underline-width="auto" style:text-underline-color="font-color" officeooo:rsid="002202ac" officeooo:paragraph-rsid="002202ac" style:font-style-asian="normal" style:font-style-complex="normal"/>
    </style:style>
    <style:style style:name="P32" style:family="paragraph" style:parent-style-name="Heading_20_1">
      <style:text-properties style:text-underline-style="solid" style:text-underline-width="auto" style:text-underline-color="font-color"/>
    </style:style>
    <style:style style:name="P33" style:family="paragraph" style:parent-style-name="Heading_20_1">
      <style:text-properties style:text-underline-style="solid" style:text-underline-width="auto" style:text-underline-color="font-color" officeooo:rsid="002202ac" officeooo:paragraph-rsid="002202ac"/>
    </style:style>
    <style:style style:name="P34" style:family="paragraph" style:parent-style-name="Heading_20_1">
      <style:text-properties officeooo:rsid="001bef3d" officeooo:paragraph-rsid="001bef3d"/>
    </style:style>
    <style:style style:name="P35" style:family="paragraph" style:parent-style-name="Heading_20_1">
      <style:text-properties officeooo:rsid="001821cc" officeooo:paragraph-rsid="001821cc"/>
    </style:style>
    <style:style style:name="P36" style:family="paragraph" style:parent-style-name="Heading_20_2">
      <style:text-properties officeooo:rsid="00261431" officeooo:paragraph-rsid="00261431"/>
    </style:style>
    <style:style style:name="P37" style:family="paragraph" style:parent-style-name="Heading_20_2">
      <style:text-properties officeooo:paragraph-rsid="002202ac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5d330"/>
    </style:style>
    <style:style style:name="T2" style:family="text">
      <style:text-properties style:font-name="Liberation Mono" fo:font-size="10pt" officeooo:rsid="001821cc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1bee60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1bef3d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1cea3d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9dab7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3322b7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495df" style:font-name-asian="Noto Sans Mono CJK SC" style:font-size-asian="10pt" style:font-name-complex="Liberation Mono" style:font-size-complex="10pt"/>
    </style:style>
    <style:style style:name="T9" style:family="text">
      <style:text-properties fo:font-size="10pt" officeooo:rsid="001821cc" style:font-size-asian="10pt" style:font-size-complex="10pt"/>
    </style:style>
    <style:style style:name="T10" style:family="text">
      <style:text-properties officeooo:rsid="001bef3d"/>
    </style:style>
    <style:style style:name="T11" style:family="text">
      <style:text-properties officeooo:rsid="001c3016"/>
    </style:style>
    <style:style style:name="T12" style:family="text">
      <style:text-properties officeooo:rsid="001cea3d"/>
    </style:style>
    <style:style style:name="T13" style:family="text">
      <style:text-properties officeooo:rsid="001e0a37"/>
    </style:style>
    <style:style style:name="T14" style:family="text">
      <style:text-properties officeooo:rsid="001eb751"/>
    </style:style>
    <style:style style:name="T15" style:family="text">
      <style:text-properties officeooo:rsid="00237720"/>
    </style:style>
    <style:style style:name="T16" style:family="text">
      <style:text-properties officeooo:rsid="00280a11"/>
    </style:style>
    <style:style style:name="T17" style:family="text">
      <style:text-properties officeooo:rsid="0029dab7"/>
    </style:style>
    <style:style style:name="T18" style:family="text">
      <style:text-properties officeooo:rsid="002bab10"/>
    </style:style>
    <style:style style:name="T19" style:family="text">
      <style:text-properties officeooo:rsid="002e5c88"/>
    </style:style>
    <style:style style:name="T20" style:family="text">
      <style:text-properties officeooo:rsid="0030412b"/>
    </style:style>
    <style:style style:name="T21" style:family="text">
      <style:text-properties officeooo:rsid="003495df"/>
    </style:style>
    <style:style style:name="T22" style:family="text">
      <style:text-properties officeooo:rsid="0037313c"/>
    </style:style>
    <style:style style:name="T23" style:family="text">
      <style:text-properties officeooo:rsid="003768c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h text:style-name="P31" text:outline-level="1">Host &amp; VB</text:h>
      <text:h text:style-name="Heading_20_2" text:outline-level="2">General Items </text:h>
      <text:p text:style-name="P19"><text:bookmark text:name="step2"/><text:span text:style-name="Source_20_Text"><text:span text:style-name="T14">sudo apt-get install -y gnome-system-tools</text:span></text:span></text:p>
      <text:p text:style-name="P19"><text:bookmark text:name="step21"/><text:span text:style-name="Source_20_Text">sudo apt-get install -y net-tools</text:span></text:p>
      <text:p text:style-name="P19"><text:span text:style-name="Source_20_Text"/></text:p>
      <text:h text:style-name="Heading_20_2" text:outline-level="2">Install Git</text:h>
      <text:p text:style-name="P3"><text:a xlink:type="simple" xlink:href="https://www.digitalocean.com/community/tutorials/how-to-install-git-on-ubuntu-18-04" text:style-name="Internet_20_link" text:visited-style-name="Visited_20_Internet_20_Link"><text:span text:style-name="Source_20_Text">https://www.digitalocean.com/community/tutorials/how-to-install-git-on-ubuntu-18-04</text:span></text:a></text:p>
      <text:p text:style-name="P3"><text:span text:style-name="Source_20_Text"/></text:p>
      <text:p text:style-name="P3"><text:span text:style-name="Source_20_Text">sudo apt update</text:span></text:p>
      <text:p text:style-name="P14"><text:span text:style-name="Source_20_Text">sudo apt install git</text:span></text:p>
      <text:p text:style-name="P21">git --version</text:p>
      <text:h text:style-name="P36" text:outline-level="2">Install TortoiseGit</text:h>
      <text:p text:style-name="P24"/>
      <text:h text:style-name="P37" text:outline-level="2">Install Docker</text:h>
      <text:p text:style-name="P5"><text:a xlink:type="simple" xlink:href="https://docs.docker.com/install/linux/docker-ce/ubuntu/" text:style-name="Internet_20_link" text:visited-style-name="Visited_20_Internet_20_Link"><text:span text:style-name="Source_20_Text">https://docs.docker.com/install/linux/docker-ce/ubuntu/</text:span></text:a></text:p>
      <text:p text:style-name="P5"><text:span text:style-name="Source_20_Text"/></text:p>
      <text:p text:style-name="P5"><text:span text:style-name="Source_20_Text">sudo apt-get remove docker docker-engine docker.io containerd runc</text:span></text:p>
      <text:p text:style-name="P5"><text:span text:style-name="Source_20_Text"/></text:p>
      <text:p text:style-name="P5"><text:span text:style-name="Source_20_Text">sudo apt update</text:span></text:p>
      <text:p text:style-name="P5"><text:span text:style-name="Source_20_Text">sudo apt install -</text:span><text:span text:style-name="Source_20_Text"><text:span text:style-name="T13">y </text:span></text:span><text:span text:style-name="Source_20_Text">apt-transport-https ca-certificates curl software-properties-common</text:span></text:p>
      <text:p text:style-name="P5"><text:span text:style-name="Source_20_Text">curl -fsSL https://download.docker.com/linux/ubuntu/gpg | sudo apt-key add -</text:span></text:p>
      <text:p text:style-name="P5"><text:span text:style-name="Source_20_Text">sudo add-apt-repository "deb [arch=amd64] https://download.docker.com/linux/ubuntu bionic stable"</text:span></text:p>
      <text:p text:style-name="P6"><text:span text:style-name="Source_20_Text"><text:span text:style-name="T10">sudo add-apt-repository "deb [arch=amd64] https://download.docker.com/linux/ubuntu </text:span></text:span><text:span text:style-name="Source_20_Text"><text:span text:style-name="T4">eoan</text:span></text:span><text:span text:style-name="Source_20_Text"><text:span text:style-name="T10"> stable"</text:span></text:span></text:p>
      <text:p text:style-name="P6"><text:span text:style-name="Source_20_Text"><text:span text:style-name="T10">sudo add-apt-repository "deb [arch=amd64] https://download.docker.com/linux/ubuntu f</text:span></text:span><text:span text:style-name="Source_20_Text"><text:span text:style-name="T4">ocaL</text:span></text:span><text:span text:style-name="Source_20_Text"><text:span text:style-name="T10"> stable"</text:span></text:span></text:p>
      <text:p text:style-name="P6"><text:span text:style-name="Source_20_Text"/></text:p>
      <text:p text:style-name="P6"><text:span text:style-name="Source_20_Text">sudo apt update</text:span></text:p>
      <text:p text:style-name="P6"><text:span text:style-name="Source_20_Text">sudo apt-get install docker-ce docker-ce-cli containerd.io</text:span></text:p>
      <text:p text:style-name="P6"><text:span text:style-name="Source_20_Text"/></text:p>
      <text:p text:style-name="P6"><text:span text:style-name="Source_20_Text"><text:span text:style-name="T11">#s</text:span></text:span><text:span text:style-name="Source_20_Text">udo apt-get install docker-ce=&lt;VERSION_STRING&gt; docker-ce-cli=&lt;VERSION_STRING&gt; containerd.io</text:span></text:p>
      <text:p text:style-name="P6"><text:span text:style-name="Source_20_Text"/></text:p>
      <text:p text:style-name="P6"><text:span text:style-name="Source_20_Text"><text:span text:style-name="T12">#test install</text:span></text:span></text:p>
      <text:p text:style-name="P6"><text:span text:style-name="Source_20_Text">sudo docker run hello-world</text:span></text:p>
      <text:p text:style-name="P6"><text:span text:style-name="Source_20_Text"/></text:p>
      <text:p text:style-name="P6"><text:span text:style-name="Source_20_Text"><text:span text:style-name="T12">echo $USER</text:span></text:span></text:p>
      <text:p text:style-name="P6"><text:span text:style-name="Source_20_Text">sudo usermod -aG docker </text:span><text:span text:style-name="Source_20_Text"><text:span text:style-name="T5">$USER</text:span></text:span></text:p>
      <text:p text:style-name="P6"><text:span text:style-name="Source_20_Text"><text:span text:style-name="T13">su - $USER</text:span></text:span></text:p>
      <text:p text:style-name="P6"><text:span text:style-name="Source_20_Text"/></text:p>
      <text:p text:style-name="P6"><text:span text:style-name="Source_20_Text"><text:span text:style-name="T12">#test </text:span></text:span><text:span text:style-name="Source_20_Text"><text:span text:style-name="T5">docker group – my need to log off back in for Group to activate</text:span></text:span></text:p>
      <text:p text:style-name="P6"><text:span text:style-name="Source_20_Text">docker run hello-world</text:span></text:p>
      <text:p text:style-name="P6"><text:soft-page-break/><text:span text:style-name="Source_20_Text"/></text:p>
      <text:h text:style-name="P33" text:outline-level="1">Host</text:h>
      <text:h text:style-name="Heading_20_2" text:outline-level="2">Install <text:span text:style-name="T16">Virtual-box</text:span></text:h>
      <text:p text:style-name="P17"><text:a xlink:type="simple" xlink:href="https://www.virtualbox.org/wiki/Linux_Downloads" text:style-name="Internet_20_link" text:visited-style-name="Visited_20_Internet_20_Link">https://www.virtualbox.org/wiki/Linux_Downloads</text:a></text:p>
      <text:p text:style-name="P2"><text:span text:style-name="T23">sudo deb [arch=amd64] https://download.virtualbox.org/virtualbox/debian </text:span><text:span text:style-name="Teletype"><text:span text:style-name="T2">bionic</text:span></text:span><text:span text:style-name="T1"> contrib</text:span></text:p>
      <text:p text:style-name="P4"><text:span text:style-name="T1">deb [arch=amd64] https://download.virtualbox.org/virtualbox/debian </text:span><text:span text:style-name="Teletype"><text:span text:style-name="T9">eoan</text:span></text:span><text:span text:style-name="T1"> contrib</text:span></text:p>
      <text:p text:style-name="P4"><text:span text:style-name="T1">deb [arch=amd64] https://download.virtualbox.org/virtualbox/debian </text:span><text:span text:style-name="Teletype"><text:span text:style-name="T3">focal</text:span></text:span><text:span text:style-name="T1"> contrib</text:span></text:p>
      <text:p text:style-name="P18"/>
      <text:p text:style-name="P1">wget -q https://www.virtualbox.org/download/oracle_vbox_2016.asc -O- | sudo apt-key add -</text:p>
      <text:p text:style-name="P13">wget -q https://www.virtualbox.org/download/oracle_vbox.asc -O- | sudo apt-key add -</text:p>
      <text:p text:style-name="P1">sudo apt-get update</text:p>
      <text:p text:style-name="P13">sudo apt-get install virtualbox-6.1</text:p>
      <text:h text:style-name="P34" text:outline-level="1"/>
      <text:h text:style-name="P35" text:outline-level="1">Install Harbor</text:h>
      <text:p text:style-name="P8"><text:a xlink:type="simple" xlink:href="https://www.techrepublic.com/article/how-to-install-harbor-on-ubuntu-server-18-04/" text:style-name="Internet_20_link" text:visited-style-name="Visited_20_Internet_20_Link">https://www.techrepublic.com/article/how-to-install-harbor-on-ubuntu-server-18-04/</text:a></text:p>
      <text:p text:style-name="P8"><text:a xlink:type="simple" xlink:href="https://gist.github.com/kacole2/95e83ac84fec950b1a70b0853d6594dc" text:style-name="Internet_20_link" text:visited-style-name="Visited_20_Internet_20_Link">https://gist.github.com/kacole2/95e83ac84fec950b1a70b0853d6594dc</text:a> <text:span text:style-name="T22">(harbor.sh)</text:span></text:p>
      <text:p text:style-name="P12">Install as Docker and not as Kubernetes</text:p>
      <text:p text:style-name="P8">Create User ‘harbor’</text:p>
      <text:p text:style-name="P9"><text:span text:style-name="T6">s</text:span><text:span text:style-name="T17">u - harbor</text:span></text:p>
      <text:p text:style-name="P7">sudo usermod -aG docker $USER</text:p>
      <text:p text:style-name="P7"/>
      <text:p text:style-name="P7"><text:span text:style-name="T20">sudo </text:span>curl -L https://github.com/docker/compose/releases/download/1.24.1/docker-compose-`uname -s`-`uname -m` -o /usr/local/bin/docker-compose</text:p>
      <text:p text:style-name="P13"><text:span text:style-name="T20">sudo </text:span>chmod +x /usr/local/bin/docker-compose</text:p>
      <text:p text:style-name="P7">sudo systemctl stop apache2</text:p>
      <text:p text:style-name="P13">sudo systemctl disable apache2</text:p>
      <text:p text:style-name="P7">sudo apt-get install nginx</text:p>
      <text:p text:style-name="P25"/>
      <text:p text:style-name="P7">sudo systemctl start nginx</text:p>
      <text:p text:style-name="P13">sudo systemctl enable nginx</text:p>
      <text:p text:style-name="P7">wget https://storage.googleapis.com/harbor-releases/release-1.8.0/harbor-offline-installer-v1.8.1.tgz</text:p>
      <text:p text:style-name="P25"/>
      <text:p text:style-name="P7">tar xvzf harbor-offline-installer-v1.8.1.tgz</text:p>
      <text:p text:style-name="P25"/>
      <text:p text:style-name="P26">cd harbor</text:p>
      <text:p text:style-name="P26"><text:soft-page-break/></text:p>
      <text:p text:style-name="P26">#Generate the self-signed certificates with the command: </text:p>
      <text:p text:style-name="P13">openssl req -newkey rsa:4096 -nodes -sha256 -keyout ca.key -x509 -days 3650 -out ca.crt</text:p>
      <text:p text:style-name="P27"><text:span text:style-name="T18">#</text:span>Generate the signing request with the command: </text:p>
      <text:p text:style-name="P13">openssl req -newkey rsa:4096 -nodes -sha256 -keyout <text:span text:style-name="T7">piratecove</text:span> -out <text:span text:style-name="T7">piratecove</text:span></text:p>
      <text:p text:style-name="Text_20_body"><text:span text:style-name="Strong_20_Emphasis"><text:span text:style-name="T18">#</text:span></text:span><text:span text:style-name="Strong_20_Emphasis">Note:</text:span> Substitute the above IP address with either your server domain or server IP address. </text:p>
      <text:p text:style-name="P10"/>
      <text:p text:style-name="P11">nano extfile.cnf</text:p>
      <text:p text:style-name="P26"/>
      <text:p text:style-name="P26">#In that file, paste the following contents: </text:p>
      <text:p text:style-name="P13">subjectAltName = IP:<text:span text:style-name="T7">192.169.1.144</text:span></text:p>
      <text:p text:style-name="P13"><text:span text:style-name="T18">#</text:span>Again, substitute the IP address of your Harbor server for 192.168.1.75.</text:p>
      <text:p text:style-name="Text_20_body"><text:span text:style-name="T19">#</text:span>Generate the certificate with the command: </text:p>
      <text:p text:style-name="P13">openssl x509 -req -days 3650 -in <text:span text:style-name="T8">piratecove</text:span> -CA ca.crt -CAkey ca.key -CAcreateserial -extfile extfile.cnf -out <text:span text:style-name="T7">piratecove</text:span></text:p>
      <text:p text:style-name="Text_20_body"><text:span text:style-name="T19">#</text:span>Once again, substitute the above IP address with either your server domain or server IP address. </text:p>
      <text:p text:style-name="Text_20_body"><text:span text:style-name="T19">#</text:span>Create the client certificate with the command: </text:p>
      <text:p text:style-name="P13">openssl req -new -x509 -text -key ca.key -out ca.cert</text:p>
      <text:p text:style-name="Text_20_body"><text:span text:style-name="T19">#</text:span>Copy the newly-generated certificates into the proper directory with the command: </text:p>
      <text:p text:style-name="P13">sudo cp *.crt *.key *.cert /etc/docker/certs.d/192.168.1.<text:span text:style-name="T21">144</text:span></text:p>
      <text:p text:style-name="P28"><text:span text:style-name="T19">#</text:span>Make sure to substitute the IP address above with the IP address of your Harbor server. If you find that the <text:span text:style-name="Emphasis">/etc/docker/certs.d</text:span> directory doesn't exist, create it with the command: </text:p>
      <text:p text:style-name="P15">sudo mkdir /etc/docker/certs.d</text:p>
      <text:p text:style-name="P15">sudo mkdir /etc/docker/certs.d/<text:span text:style-name="T21">192.168.1.144</text:span></text:p>
      <text:p text:style-name="P30"><text:span text:style-name="T19">#</text:span>You will probably also have to create the IP address subdirectory in the same fashion. </text:p>
      <text:h text:style-name="Heading_20_2" text:outline-level="2">Configure the installer </text:h>
      <text:p text:style-name="Text_20_body"><text:span text:style-name="T19">#</text:span>Before we run the installation, there are a few configurations to be taken care of. Open the configuration file with the command: </text:p>
      <text:p text:style-name="P13">nano harbor.yml</text:p>
      <text:p text:style-name="Text_20_body"><text:span text:style-name="T19">#</text:span>In that file, you need to edit the following options: </text:p>
      <text:list xml:id="list2618017676" text:style-name="L1">
        <text:list-item>
          <text:p text:style-name="P39"><text:soft-page-break/>hostname - set this to either the IP address or the domain of your hosting server. </text:p>
        </text:list-item>
        <text:list-item>
          <text:p text:style-name="P39">port - set this to 8080.</text:p>
        </text:list-item>
        <text:list-item>
          <text:p text:style-name="P39">harbor_admin_password - set this to a strong, unique password.</text:p>
        </text:list-item>
        <text:list-item>
          <text:p text:style-name="P38">password (in the database configuration section) - change this to a strong, unique password.</text:p>
        </text:list-item>
      </text:list>
      <text:p text:style-name="Text_20_body"><text:span text:style-name="T19">#</text:span>It is also necessary to uncomment the following SSL lines, making sure to edit them to reflect the changes below: </text:p>
      <text:p text:style-name="Preformatted_20_Text"><text:span text:style-name="T19">#</text:span>https:</text:p>
      <text:p text:style-name="Preformatted_20_Text"><text:span text:style-name="T19">#</text:span>port: 443</text:p>
      <text:p text:style-name="Preformatted_20_Text"><text:span text:style-name="T19">#</text:span>certificate: /etc/ssl/certs/ca.crt</text:p>
      <text:p text:style-name="P13"><text:span text:style-name="T19">#</text:span>private_key: /etc/ssl/certs/ca.key</text:p>
      <text:p text:style-name="Text_20_body"><text:span text:style-name="T19">#</text:span>Make sure to change the path to the SSL certificates to: </text:p>
      <text:p text:style-name="Preformatted_20_Text">certificate: /etc/docker/certs.d/192.168.1.75/ca.crt</text:p>
      <text:p text:style-name="P13">private_key: /etc/docker/certs.d/192.168.1.75/ca.key</text:p>
      <text:p text:style-name="Text_20_body"><text:span text:style-name="T19">#</text:span>Save and close that file. </text:p>
      <text:p text:style-name="P26"/>
      <text:h text:style-name="Heading_20_1" text:outline-level="1">Install Jenkins</text:h>
      <text:p text:style-name="Text_20_body"/>
      <text:h text:style-name="P32" text:outline-level="1">VirtualBox</text:h>
      <text:h text:style-name="Heading_20_2" text:outline-level="2">Download Ubuntu ISO</text:h>
      <text:p text:style-name="P22">Create <text:span text:style-name="T15">new Base Virtual-box</text:span> from ISO Image</text:p>
      <text:p text:style-name="P22">Add General</text:p>
      <text:p text:style-name="P22">Add Docker</text:p>
      <text:p text:style-name="P22">Add Git</text:p>
      <text:p text:style-name="P29">Add Java 13</text:p>
      <text:p text:style-name="P24">Add TortoiseGit</text:p>
      <text:p text:style-name="P23"/>
      <text:p text:style-name="P1"/>
      <text:h text:style-name="Heading_20_2" text:outline-level="2">Install Docker</text:h>
      <text:p text:style-name="P16"><text:a xlink:type="simple" xlink:href="https://www.digitalocean.com/community/tutorials/how-to-install-and-use-docker-on-ubuntu-18-04" text:style-name="Internet_20_link" text:visited-style-name="Visited_20_Internet_20_Link">https://www.digitalocean.com/community/tutorials/how-to-install-and-use-docker-on-ubuntu-18-04</text:a></text:p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15:20:13.610455180</meta:creation-date>
    <dc:date>2020-04-05T12:03:25.422582133</dc:date>
    <meta:editing-duration>PT19H34M24S</meta:editing-duration>
    <meta:editing-cycles>25</meta:editing-cycles>
    <meta:generator>LibreOffice/6.3.5.2$Linux_X86_64 LibreOffice_project/30$Build-2</meta:generator>
    <meta:document-statistic meta:table-count="0" meta:image-count="0" meta:object-count="0" meta:page-count="4" meta:paragraph-count="104" meta:word-count="593" meta:character-count="5004" meta:non-whitespace-character-count="4501"/>
  </office:meta>
</office:document-meta>
</file>